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9be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553c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42b4c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b49f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8pt" fo:language="bg" fo:country="BG" officeooo:rsid="0009be51" officeooo:paragraph-rsid="0009be51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1pt" fo:language="bg" fo:country="BG" officeooo:rsid="0009be51" officeooo:paragraph-rsid="0009be51" style:font-size-asian="21pt" style:font-size-complex="21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bg" fo:country="BG" officeooo:rsid="0009be51" officeooo:paragraph-rsid="0009be51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language="bg" fo:country="BG" fo:font-weight="bold" officeooo:rsid="0009be51" officeooo:paragraph-rsid="000a8b6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bold" officeooo:rsid="00209db3" officeooo:paragraph-rsid="00209db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normal" officeooo:rsid="00209db3" officeooo:paragraph-rsid="0060d368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be307" officeooo:paragraph-rsid="002be307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3771d2" officeooo:paragraph-rsid="003771d2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a81d08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aab7f1" officeooo:paragraph-rsid="00aab7f1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a81d08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aab7f1" officeooo:paragraph-rsid="00aab7f1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3771d2" officeooo:paragraph-rsid="00af51ac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2d269" officeooo:paragraph-rsid="0022d26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normal" officeooo:rsid="00bc91b7" officeooo:paragraph-rsid="00bc91b7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normal" officeooo:rsid="00bc91b7" officeooo:paragraph-rsid="00c84636" style:font-size-asian="18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text-properties fo:font-size="16pt" fo:language="en" fo:country="US" fo:font-style="normal" fo:font-weight="bold" officeooo:rsid="00209db3" officeooo:paragraph-rsid="00209db3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6pt" fo:language="en" fo:country="US" fo:font-style="normal" fo:font-weight="bold" officeooo:rsid="00209db3" officeooo:paragraph-rsid="00ea7b4a" style:font-size-asian="14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6pt" fo:font-weight="bold" officeooo:rsid="0022d269" officeooo:paragraph-rsid="0022d269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 style:list-style-name="L1"/>
    <style:style style:name="P31" style:family="paragraph" style:parent-style-name="Standard" style:list-style-name="L1">
      <style:paragraph-properties fo:text-align="justify" style:justify-single-word="false"/>
      <style:text-properties officeooo:paragraph-rsid="00209db3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22714c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22d269"/>
    </style:style>
    <style:style style:name="P34" style:family="paragraph" style:parent-style-name="Standard" style:list-style-name="L2">
      <style:paragraph-properties fo:text-align="justify" style:justify-single-word="false"/>
      <style:text-properties officeooo:paragraph-rsid="00a4b716"/>
    </style:style>
    <style:style style:name="P35" style:family="paragraph" style:parent-style-name="Standard" style:list-style-name="L5">
      <style:paragraph-properties fo:text-align="justify" style:justify-single-word="false"/>
      <style:text-properties officeooo:paragraph-rsid="00a81d08"/>
    </style:style>
    <style:style style:name="P36" style:family="paragraph" style:parent-style-name="Standard" style:list-style-name="L1">
      <style:text-properties fo:language="en" fo:country="US" fo:font-style="normal" fo:font-weight="bold" officeooo:rsid="00209db3" officeooo:paragraph-rsid="00209db3" style:font-style-asian="normal" style:font-weight-asian="bold" style:font-style-complex="normal" style:font-weight-complex="bold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en" fo:country="US" fo:font-weight="bold" officeooo:rsid="00b54c51" officeooo:paragraph-rsid="00d94911" style:font-weight-asian="bold" style:font-weight-complex="bold"/>
    </style:style>
    <style:style style:name="P38" style:family="paragraph" style:parent-style-name="Standard" style:list-style-name="L4">
      <style:paragraph-properties fo:text-align="justify" style:justify-single-word="false"/>
      <style:text-properties fo:language="en" fo:country="US" fo:font-weight="bold" officeooo:rsid="00b54c51" officeooo:paragraph-rsid="00b54c51" style:font-weight-asian="bold" style:font-weight-complex="bold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en" fo:country="US" fo:font-weight="bold" officeooo:rsid="00b93ea8" officeooo:paragraph-rsid="00bbe8b7" style:font-weight-asian="bold" style:font-weight-complex="bold"/>
    </style:style>
    <style:style style:name="P40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a443bf" officeooo:paragraph-rsid="00a443bf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a4b716" officeooo:paragraph-rsid="00a4b716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a443bf" officeooo:paragraph-rsid="00a443bf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5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572fb" officeooo:paragraph-rsid="00a81d08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5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a81d08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font-weight="normal" officeooo:paragraph-rsid="002be307"/>
    </style:style>
    <style:style style:name="P49" style:family="paragraph" style:parent-style-name="Standard" style:list-style-name="L5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a81d08" style:font-size-asian="14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a81d08" officeooo:paragraph-rsid="00a81d08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10bec9c" officeooo:paragraph-rsid="010bec9c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officeooo:rsid="00a61cbf" officeooo:paragraph-rsid="00a61cbf" style:font-size-asian="14pt" style:font-size-complex="14pt"/>
    </style:style>
    <style:style style:name="P53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officeooo:rsid="00a6db59" officeooo:paragraph-rsid="00a6db59" style:font-size-asian="14pt" style:font-size-complex="14pt"/>
    </style:style>
    <style:style style:name="P54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fo:font-weight="bold" officeooo:rsid="00a6db59" officeooo:paragraph-rsid="00cf5dbf" style:font-size-asian="14pt" style:font-weight-asian="bold" style:font-size-complex="14pt" style:font-weight-complex="bold"/>
    </style:style>
    <style:style style:name="P55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fo:font-weight="bold" officeooo:rsid="00a6db59" officeooo:paragraph-rsid="00a6db59" style:font-size-asian="14pt" style:font-weight-asian="bold" style:font-size-complex="14pt" style:font-weight-complex="bold"/>
    </style:style>
    <style:style style:name="P56" style:family="paragraph" style:parent-style-name="Standard" style:list-style-name="L2">
      <style:paragraph-properties fo:text-align="justify" style:justify-single-word="false"/>
      <style:text-properties fo:color="#1c1c1c" loext:opacity="100%" officeooo:paragraph-rsid="00a6db5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0a8b63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officeooo:rsid="000a8b63" style:font-style-asian="normal" style:font-style-complex="normal"/>
    </style:style>
    <style:style style:name="T4" style:family="text">
      <style:text-properties fo:language="en" fo:country="US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language="en" fo:country="US" fo:font-style="normal" fo:font-weight="bold" officeooo:rsid="00b00fe7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language="en" fo:country="US" officeooo:rsid="00209db3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280682" style:font-weight-asian="normal" style:font-weight-complex="normal"/>
    </style:style>
    <style:style style:name="T9" style:family="text">
      <style:text-properties fo:language="en" fo:country="US" fo:font-weight="normal" officeooo:rsid="0109704a" style:font-weight-asian="normal" style:font-weight-complex="normal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fo:font-weight="normal" officeooo:rsid="00280682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normal" officeooo:rsid="00a81d08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style:text-underline-style="none" fo:font-weight="bold" style:font-size-asian="14pt" style:font-style-asian="italic" style:font-weight-asian="bold" style:font-style-complex="italic" style:font-weight-complex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e1af3" style:font-weight-asian="bold" style:font-weight-complex="bold"/>
    </style:style>
    <style:style style:name="T16" style:family="text">
      <style:text-properties fo:language="en" fo:country="US" fo:font-weight="bold" officeooo:rsid="00b00fe7" style:font-weight-asian="bold" style:font-weight-complex="bold"/>
    </style:style>
    <style:style style:name="T17" style:family="text">
      <style:text-properties fo:language="en" fo:country="US" fo:font-weight="bold" officeooo:rsid="00b34ebe" style:font-weight-asian="bold" style:font-weight-complex="bold"/>
    </style:style>
    <style:style style:name="T18" style:family="text">
      <style:text-properties fo:language="en" fo:country="US" fo:font-weight="bold" style:font-size-asian="14pt" style:font-weight-asian="bold" style:font-weight-complex="bold"/>
    </style:style>
    <style:style style:name="T19" style:family="text">
      <style:text-properties fo:language="en" fo:country="US" officeooo:rsid="00280682"/>
    </style:style>
    <style:style style:name="T20" style:family="text">
      <style:text-properties fo:language="en" fo:country="US" officeooo:rsid="00a81d08"/>
    </style:style>
    <style:style style:name="T21" style:family="text">
      <style:text-properties fo:language="en" fo:country="US" officeooo:rsid="010be163"/>
    </style:style>
    <style:style style:name="T22" style:family="text">
      <style:text-properties fo:font-size="14pt" fo:font-weight="normal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4b723d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a81d08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102017a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10b6d87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style:font-weight-asian="normal" style:font-size-complex="14pt" style:font-weight-complex="normal"/>
    </style:style>
    <style:style style:name="T28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size="14pt" fo:font-style="italic" fo:font-weight="normal" officeooo:rsid="001c31d9" style:font-size-asian="12.25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size="14pt" fo:font-style="italic" fo:font-weight="normal" officeooo:rsid="0096b4e9" style:font-size-asian="12.25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size="14pt" fo:font-style="italic" fo:font-weight="normal" officeooo:rsid="00971006" style:font-size-asian="12.25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0a8b63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0af7eb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0c6c23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149dd1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fo:font-weight="normal" officeooo:rsid="001c31d9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style="normal" fo:font-weight="normal" officeooo:rsid="001f2854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font-style="normal" fo:font-weight="normal" officeooo:rsid="00521399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06a8074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06c5663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officeooo:rsid="0097ee17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officeooo:rsid="00998248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normal" officeooo:rsid="009b8038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fo:font-weight="normal" officeooo:rsid="009cffd6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fo:font-weight="normal" officeooo:rsid="009d1f82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fo:font-weight="normal" officeooo:rsid="009e4fbe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fo:font-weight="normal" officeooo:rsid="00a04efd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normal" fo:font-weight="normal" officeooo:rsid="00f4e5d9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normal" fo:font-weight="normal" officeooo:rsid="00f6dd89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normal" fo:font-weight="normal" officeooo:rsid="00f7d002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normal" officeooo:rsid="00f9162a" style:font-size-asian="12.25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font-style="normal" fo:font-weight="normal" officeooo:rsid="00f9575e" style:font-size-asian="12.25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normal" officeooo:rsid="00fc6808" style:font-size-asian="12.25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language="en" fo:country="US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language="en" fo:country="US" fo:font-style="normal" fo:font-weight="normal" officeooo:rsid="0024cb9d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language="en" fo:country="US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size="14pt" fo:language="en" fo:country="US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language="en" fo:country="US" fo:font-style="normal" fo:font-weight="normal" officeooo:rsid="009d1f82" style:font-size-asian="12.25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size="14pt" fo:language="en" fo:country="US" fo:font-style="normal" fo:font-weight="normal" officeooo:rsid="009e4fbe" style:font-size-asian="12.25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size="14pt" fo:language="en" fo:country="US" fo:font-style="normal" fo:font-weight="normal" officeooo:rsid="00a03549" style:font-size-asian="12.25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size="14pt" fo:language="en" fo:country="US" fo:font-style="normal" officeooo:rsid="009d1f82" style:font-size-asian="12.25pt" style:font-style-asian="normal" style:font-size-complex="14pt" style:font-style-complex="normal"/>
    </style:style>
    <style:style style:name="T67" style:family="text">
      <style:text-properties fo:font-size="14pt" fo:language="en" fo:country="US" fo:font-style="normal" officeooo:rsid="00f6dd89" style:font-size-asian="12.25pt" style:font-style-asian="normal" style:font-size-complex="14pt" style:font-style-complex="normal"/>
    </style:style>
    <style:style style:name="T68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69" style:family="text">
      <style:text-properties fo:font-size="14pt" fo:language="en" fo:country="US" fo:font-weight="normal" officeooo:rsid="000c6c23" style:font-size-asian="12.25pt" style:font-weight-asian="normal" style:font-size-complex="14pt" style:font-weight-complex="normal"/>
    </style:style>
    <style:style style:name="T70" style:family="text">
      <style:text-properties fo:font-size="14pt" fo:language="en" fo:country="US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71" style:family="text">
      <style:text-properties fo:font-size="14pt" fo:language="en" fo:country="US" fo:font-style="italic" style:font-size-asian="12.25pt" style:font-style-asian="italic" style:font-size-complex="14pt" style:font-style-complex="italic"/>
    </style:style>
    <style:style style:name="T72" style:family="text">
      <style:text-properties fo:font-size="14pt" fo:language="en" fo:country="US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3" style:family="text">
      <style:text-properties fo:font-size="14pt" fo:language="en" fo:country="US" officeooo:rsid="00a81d08" style:font-size-complex="14pt"/>
    </style:style>
    <style:style style:name="T74" style:family="text">
      <style:text-properties fo:font-size="14pt" fo:language="en" fo:country="US" officeooo:rsid="00f30666" style:font-size-asian="12.25pt" style:font-size-complex="14pt"/>
    </style:style>
    <style:style style:name="T75" style:family="text">
      <style:text-properties fo:font-size="14pt" fo:language="en" fo:country="US" officeooo:rsid="010b5d4d" style:font-size-asian="12.25pt" style:font-size-complex="14pt"/>
    </style:style>
    <style:style style:name="T76" style:family="text">
      <style:text-properties fo:font-size="14pt" fo:language="en" fo:country="US" officeooo:rsid="010b6d87" style:font-size-asian="12.25pt" style:font-size-complex="14pt"/>
    </style:style>
    <style:style style:name="T77" style:family="text">
      <style:text-properties fo:font-size="14pt" fo:language="en" fo:country="US" fo:font-weight="bold" officeooo:rsid="00f30666" style:font-size-asian="12.25pt" style:font-weight-asian="bold" style:font-size-complex="14pt" style:font-weight-complex="bold"/>
    </style:style>
    <style:style style:name="T78" style:family="text">
      <style:text-properties fo:font-size="14pt" fo:language="en" fo:country="US" fo:font-weight="bold" officeooo:rsid="010b5d4d" style:font-size-asian="12.25pt" style:font-weight-asian="bold" style:font-size-complex="14pt" style:font-weight-complex="bold"/>
    </style:style>
    <style:style style:name="T79" style:family="text">
      <style:text-properties fo:font-size="14pt" fo:language="en" fo:country="US" fo:font-weight="bold" officeooo:rsid="010b6d87" style:font-size-asian="12.25pt" style:font-weight-asian="bold" style:font-size-complex="14pt" style:font-weight-complex="bold"/>
    </style:style>
    <style:style style:name="T80" style:family="text">
      <style:text-properties fo:font-size="14pt" fo:language="bg" fo:country="BG" fo:font-style="normal" officeooo:rsid="0060d368" style:font-size-asian="14pt" style:font-style-asian="normal" style:font-size-complex="14pt" style:font-style-complex="normal"/>
    </style:style>
    <style:style style:name="T81" style:family="text">
      <style:text-properties fo:font-size="14pt" fo:language="bg" fo:country="BG" fo:font-style="normal" officeooo:rsid="0060e107" style:font-size-asian="14pt" style:font-style-asian="normal" style:font-size-complex="14pt" style:font-style-complex="normal"/>
    </style:style>
    <style:style style:name="T82" style:family="text">
      <style:text-properties fo:font-size="14pt" style:font-size-complex="14pt"/>
    </style:style>
    <style:style style:name="T83" style:family="text">
      <style:text-properties fo:font-size="14pt" style:font-size-asian="12.25pt" style:font-size-complex="14pt"/>
    </style:style>
    <style:style style:name="T84" style:family="text">
      <style:text-properties fo:font-size="14pt" officeooo:rsid="00c84636" style:font-size-asian="12.25pt" style:font-size-complex="14pt"/>
    </style:style>
    <style:style style:name="T85" style:family="text">
      <style:text-properties fo:font-size="14pt" officeooo:rsid="00e9ec14" style:font-size-asian="12.25pt" style:font-size-complex="14pt"/>
    </style:style>
    <style:style style:name="T86" style:family="text">
      <style:text-properties fo:font-size="14pt" officeooo:rsid="00f30666" style:font-size-asian="12.25pt" style:font-size-complex="14pt"/>
    </style:style>
    <style:style style:name="T87" style:family="text">
      <style:text-properties fo:font-size="14pt" officeooo:rsid="010b5d4d" style:font-size-asian="12.25pt" style:font-size-complex="14pt"/>
    </style:style>
    <style:style style:name="T88" style:family="text">
      <style:text-properties fo:font-size="14pt" officeooo:rsid="010b6d87" style:font-size-asian="12.25pt" style:font-size-complex="14pt"/>
    </style:style>
    <style:style style:name="T89" style:family="text">
      <style:text-properties fo:font-size="14pt" fo:font-weight="bold" officeooo:rsid="00f30666" style:font-size-asian="12.25pt" style:font-weight-asian="bold" style:font-size-complex="14pt" style:font-weight-complex="bold"/>
    </style:style>
    <style:style style:name="T90" style:family="text">
      <style:text-properties fo:font-size="14pt" fo:font-weight="bold" officeooo:rsid="010b6d87" style:font-size-asian="12.25pt" style:font-weight-asian="bold" style:font-size-complex="14pt" style:font-weight-complex="bold"/>
    </style:style>
    <style:style style:name="T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8b63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a13c4f" style:font-style-asian="normal" style:font-weight-asian="normal" style:font-style-complex="normal" style:font-weight-complex="normal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0a8b63" style:font-style-asian="normal" style:font-style-complex="normal"/>
    </style:style>
    <style:style style:name="T96" style:family="text">
      <style:text-properties fo:font-style="normal" officeooo:rsid="0043cd17" style:font-style-asian="normal" style:font-style-complex="normal"/>
    </style:style>
    <style:style style:name="T97" style:family="text">
      <style:text-properties fo:color="#333333" loext:opacity="100%"/>
    </style:style>
    <style:style style:name="T98" style:family="text">
      <style:text-properties fo:color="#333333" loext:opacity="100%" style:font-name="Times New Roman"/>
    </style:style>
    <style:style style:name="T99" style:family="text">
      <style:text-properties fo:color="#333333" loext:opacity="100%" style:font-name="Times New Roman" fo:font-size="14pt" fo:language="bg" fo:country="BG" fo:font-style="normal" fo:font-weight="normal" officeooo:rsid="00209db3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333333" loext:opacity="100%" style:font-name="Times New Roman" fo:font-size="14pt" fo:language="bg" fo:country="BG" fo:font-style="normal" fo:font-weight="normal" officeooo:rsid="0022d26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333333" loext:opacity="100%" style:font-name="Times New Roman" fo:font-size="14pt" fo:language="bg" fo:country="BG" fo:font-style="normal" fo:font-weight="normal" officeooo:rsid="00a443bf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333333" loext:opacity="100%" style:font-name="Times New Roman" fo:font-size="14pt" fo:language="bg" fo:country="BG" fo:font-style="normal" fo:font-weight="normal" officeooo:rsid="00270952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333333" loext:opacity="100%" style:font-name="Times New Roman" fo:font-size="14pt" fo:language="bg" fo:country="BG" fo:font-style="normal" fo:font-weight="normal" officeooo:rsid="00277616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333333" loext:opacity="100%" style:font-name="Times New Roman" fo:font-size="14pt" fo:language="bg" fo:country="BG" fo:font-style="normal" fo:font-weight="normal" officeooo:rsid="002791df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333333" loext:opacity="100%" style:font-name="Times New Roman" fo:font-size="14pt" fo:language="bg" fo:country="BG" fo:font-style="normal" fo:font-weight="normal" officeooo:rsid="007f5bfc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333333" loext:opacity="100%" style:font-name="Times New Roman" fo:font-size="14pt" fo:language="bg" fo:country="BG" fo:font-style="normal" fo:font-weight="normal" officeooo:rsid="01036098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333333" loext:opacity="100%" style:font-name="Times New Roman" fo:font-size="14pt" fo:language="bg" fo:country="BG" fo:font-style="normal" fo:font-weight="normal" officeooo:rsid="010362d8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333333" loext:opacity="100%" style:font-name="Times New Roman" fo:font-size="14pt" fo:language="bg" fo:country="BG" fo:font-style="normal" fo:font-weight="normal" officeooo:rsid="01048837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333333" loext:opacity="100%" style:font-name="Times New Roman" fo:font-size="14pt" fo:language="bg" fo:country="BG" fo:font-style="normal" fo:font-weight="normal" officeooo:rsid="010557cc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color="#333333" loext:opacity="100%" style:font-name="Times New Roman" fo:font-size="14pt" fo:language="bg" fo:country="BG" fo:font-style="normal" fo:font-weight="normal" officeooo:rsid="0106ca00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color="#333333" loext:opacity="100%" style:font-name="Times New Roman" fo:font-size="14pt" fo:language="bg" fo:country="BG" fo:font-style="normal" fo:font-weight="normal" officeooo:rsid="0022714c" style:font-style-asian="normal" style:font-weight-asian="normal" style:font-size-complex="14pt" style:font-style-complex="normal" style:font-weight-complex="normal"/>
    </style:style>
    <style:style style:name="T112" style:family="text">
      <style:text-properties fo:color="#333333" loext:opacity="100%" style:font-name="Times New Roman" fo:font-size="14pt" fo:language="bg" fo:country="BG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color="#333333" loext:opacity="100%" style:font-name="Times New Roman" fo:font-size="14pt" fo:language="bg" fo:country="BG" fo:font-style="normal" fo:font-weight="normal" officeooo:rsid="00a4b716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color="#333333" loext:opacity="100%" style:font-name="Times New Roman" fo:font-size="14pt" fo:language="bg" fo:country="BG" fo:font-style="normal" fo:font-weight="normal" officeooo:rsid="00a61cbf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color="#333333" loext:opacity="100%" style:font-name="Times New Roman" fo:font-size="14pt" fo:language="bg" fo:country="BG" fo:font-style="normal" fo:font-weight="normal" officeooo:rsid="00b747ce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color="#333333" loext:opacity="100%" style:font-name="Times New Roman" fo:font-size="14pt" fo:language="bg" fo:country="BG" fo:font-style="normal" fo:font-weight="normal" officeooo:rsid="00ba8959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color="#333333" loext:opacity="100%" style:font-name="Times New Roman" fo:font-size="14pt" fo:language="bg" fo:country="BG" fo:font-style="normal" fo:font-weight="normal" officeooo:rsid="00bbe8b7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color="#333333" loext:opacity="100%" style:font-name="Times New Roman" fo:font-size="14pt" fo:language="bg" fo:country="BG" fo:font-style="normal" fo:font-weight="normal" officeooo:rsid="00d31be2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color="#333333" loext:opacity="100%" style:font-name="Times New Roman" fo:font-size="14pt" fo:language="bg" fo:country="BG" fo:font-style="normal" fo:font-weight="normal" officeooo:rsid="00d94911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color="#333333" loext:opacity="100%" style:font-name="Times New Roman" fo:font-size="14pt" fo:language="bg" fo:country="BG" fo:font-style="normal" style:font-size-asian="12.25pt" style:font-style-asian="normal" style:font-size-complex="14pt" style:font-style-complex="normal"/>
    </style:style>
    <style:style style:name="T121" style:family="text">
      <style:text-properties fo:color="#333333" loext:opacity="100%" style:font-name="Times New Roman" fo:font-size="14pt" fo:language="bg" fo:country="BG" fo:font-style="normal" fo:font-weight="bold" officeooo:rsid="00a81d08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color="#333333" loext:opacity="100%" style:font-name="Times New Roman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3" style:family="text">
      <style:text-properties fo:color="#333333" loext:opacity="100%" style:font-name="Times New Roman" fo:font-size="14pt" fo:language="bg" fo:country="BG" fo:font-style="italic" fo:font-weight="normal" officeooo:rsid="003de22d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fo:color="#333333" loext:opacity="100%" style:font-name="Times New Roman" fo:font-size="14pt" fo:language="bg" fo:country="BG" fo:font-style="italic" fo:font-weight="normal" style:font-style-asian="italic" style:font-weight-asian="normal" style:font-size-complex="14pt" style:font-style-complex="italic" style:font-weight-complex="normal"/>
    </style:style>
    <style:style style:name="T125" style:family="text">
      <style:text-properties fo:color="#333333" loext:opacity="100%" style:font-name="Times New Roman" fo:font-size="14pt" fo:language="bg" fo:country="BG" fo:font-weight="normal" style:font-size-asian="14pt" style:font-weight-asian="normal" style:font-size-complex="14pt" style:font-weight-complex="normal"/>
    </style:style>
    <style:style style:name="T126" style:family="text">
      <style:text-properties fo:color="#333333" loext:opacity="100%" style:font-name="Times New Roman" fo:font-size="14pt" fo:language="bg" fo:country="BG" fo:font-weight="normal" officeooo:rsid="003de22d" style:font-size-asian="14pt" style:font-weight-asian="normal" style:font-size-complex="14pt" style:font-weight-complex="normal"/>
    </style:style>
    <style:style style:name="T127" style:family="text">
      <style:text-properties fo:color="#333333" loext:opacity="100%" style:font-name="Times New Roman" fo:font-size="14pt" fo:language="bg" fo:country="BG" fo:font-weight="normal" style:font-weight-asian="normal" style:font-size-complex="14pt" style:font-weight-complex="normal"/>
    </style:style>
    <style:style style:name="T128" style:family="text">
      <style:text-properties fo:color="#333333" loext:opacity="100%" style:font-name="Times New Roman" fo:font-size="14pt" fo:language="bg" fo:country="BG" fo:font-weight="normal" officeooo:rsid="0022714c" style:font-weight-asian="normal" style:font-size-complex="14pt" style:font-weight-complex="normal"/>
    </style:style>
    <style:style style:name="T129" style:family="text">
      <style:text-properties fo:color="#333333" loext:opacity="100%" style:font-name="Times New Roman" fo:font-size="14pt" fo:language="bg" fo:country="BG" fo:font-weight="normal" officeooo:rsid="0022d269" style:font-weight-asian="normal" style:font-size-complex="14pt" style:font-weight-complex="normal"/>
    </style:style>
    <style:style style:name="T130" style:family="text">
      <style:text-properties fo:color="#333333" loext:opacity="100%" style:font-name="Times New Roman" fo:font-size="14pt" fo:language="bg" fo:country="BG" fo:font-weight="normal" officeooo:rsid="0060d368" style:font-weight-asian="normal" style:font-size-complex="14pt" style:font-weight-complex="normal"/>
    </style:style>
    <style:style style:name="T131" style:family="text">
      <style:text-properties fo:color="#333333" loext:opacity="100%" style:font-name="Times New Roman" fo:font-size="14pt" fo:language="bg" fo:country="BG" fo:font-weight="normal" officeooo:rsid="0064e1a2" style:font-weight-asian="normal" style:font-size-complex="14pt" style:font-weight-complex="normal"/>
    </style:style>
    <style:style style:name="T132" style:family="text">
      <style:text-properties fo:color="#333333" loext:opacity="100%" style:font-name="Times New Roman" fo:font-size="14pt" fo:language="bg" fo:country="BG" fo:font-weight="normal" officeooo:rsid="0066e72b" style:font-weight-asian="normal" style:font-size-complex="14pt" style:font-weight-complex="normal"/>
    </style:style>
    <style:style style:name="T133" style:family="text">
      <style:text-properties fo:color="#333333" loext:opacity="100%" style:font-name="Times New Roman" fo:font-size="14pt" fo:language="bg" fo:country="BG" fo:font-weight="normal" officeooo:rsid="00a2a5d8" style:font-weight-asian="normal" style:font-size-complex="14pt" style:font-weight-complex="normal"/>
    </style:style>
    <style:style style:name="T134" style:family="text">
      <style:text-properties fo:color="#333333" loext:opacity="100%" style:font-name="Times New Roman" fo:font-size="14pt" fo:language="bg" fo:country="BG" fo:font-weight="normal" officeooo:rsid="0040495f" style:font-weight-asian="normal" style:font-size-complex="14pt" style:font-weight-complex="normal"/>
    </style:style>
    <style:style style:name="T135" style:family="text">
      <style:text-properties fo:color="#333333" loext:opacity="100%" style:font-name="Times New Roman" fo:font-size="14pt" fo:language="bg" fo:country="BG" fo:font-weight="normal" officeooo:rsid="007635f1" style:font-weight-asian="normal" style:font-size-complex="14pt" style:font-weight-complex="normal"/>
    </style:style>
    <style:style style:name="T136" style:family="text">
      <style:text-properties fo:color="#333333" loext:opacity="100%" style:font-name="Times New Roman" fo:font-size="14pt" fo:language="en" fo:country="US" fo:font-style="normal" fo:font-weight="bold" officeooo:rsid="00209db3" style:font-size-asian="14pt" style:font-style-asian="normal" style:font-weight-asian="bold" style:font-size-complex="14pt" style:font-style-complex="normal" style:font-weight-complex="bold"/>
    </style:style>
    <style:style style:name="T137" style:family="text">
      <style:text-properties fo:color="#333333" loext:opacity="100%" style:font-name="Times New Roman" fo:font-size="14pt" fo:language="en" fo:country="US" fo:font-style="normal" fo:font-weight="bold" officeooo:rsid="0022714c" style:font-size-asian="14pt" style:font-style-asian="normal" style:font-weight-asian="bold" style:font-size-complex="14pt" style:font-style-complex="normal" style:font-weight-complex="bold"/>
    </style:style>
    <style:style style:name="T138" style:family="text">
      <style:text-properties fo:color="#333333" loext:opacity="100%" style:font-name="Times New Roman" fo:font-size="14pt" fo:language="en" fo:country="US" fo:font-style="normal" fo:font-weight="bold" officeooo:rsid="00270952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color="#333333" loext:opacity="100%" style:font-name="Times New Roman" fo:font-size="14pt" fo:language="en" fo:country="US" fo:font-style="normal" fo:font-weight="bold" officeooo:rsid="00a4b716" style:font-size-asian="12.25pt" style:font-style-asian="normal" style:font-weight-asian="bold" style:font-size-complex="14pt" style:font-style-complex="normal" style:font-weight-complex="bold"/>
    </style:style>
    <style:style style:name="T140" style:family="text">
      <style:text-properties fo:color="#333333" loext:opacity="100%" style:font-name="Times New Roman" fo:font-size="14pt" fo:language="en" fo:country="US" fo:font-style="normal" fo:font-weight="normal" officeooo:rsid="00a4b716" style:font-size-asian="12.25pt" style:font-style-asian="normal" style:font-weight-asian="normal" style:font-size-complex="14pt" style:font-style-complex="normal" style:font-weight-complex="normal"/>
    </style:style>
    <style:style style:name="T141" style:family="text">
      <style:text-properties fo:color="#333333" loext:opacity="100%" style:font-name="Times New Roman" fo:font-size="14pt" fo:language="en" fo:country="US" fo:font-style="normal" fo:font-weight="normal" officeooo:rsid="00270952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color="#333333" loext:opacity="100%" style:font-name="Times New Roman" fo:font-size="14pt" fo:language="en" fo:country="US" fo:font-style="italic" fo:font-weight="normal" officeooo:rsid="00209db3" style:font-size-asian="14pt" style:font-style-asian="italic" style:font-weight-asian="normal" style:font-size-complex="14pt" style:font-style-complex="italic" style:font-weight-complex="normal"/>
    </style:style>
    <style:style style:name="T143" style:family="text">
      <style:text-properties fo:color="#333333" loext:opacity="100%" style:font-name="Times New Roman" fo:font-size="14pt" fo:language="en" fo:country="US" fo:font-style="italic" fo:font-weight="normal" officeooo:rsid="00270952" style:font-size-asian="14pt" style:font-style-asian="italic" style:font-weight-asian="normal" style:font-size-complex="14pt" style:font-style-complex="italic" style:font-weight-complex="normal"/>
    </style:style>
    <style:style style:name="T144" style:family="text">
      <style:text-properties fo:color="#333333" loext:opacity="100%" style:font-name="Times New Roman" fo:font-size="14pt" fo:language="en" fo:country="US" fo:font-style="italic" fo:font-weight="normal" officeooo:rsid="002fc76e" style:font-size-asian="14pt" style:font-style-asian="italic" style:font-weight-asian="normal" style:font-size-complex="14pt" style:font-style-complex="italic" style:font-weight-complex="normal"/>
    </style:style>
    <style:style style:name="T145" style:family="text">
      <style:text-properties fo:color="#333333" loext:opacity="100%" style:font-name="Times New Roman" fo:font-size="14pt" fo:language="en" fo:country="US" fo:font-style="italic" fo:font-weight="normal" officeooo:rsid="01036098" style:font-size-asian="14pt" style:font-style-asian="italic" style:font-weight-asian="normal" style:font-size-complex="14pt" style:font-style-complex="italic" style:font-weight-complex="normal"/>
    </style:style>
    <style:style style:name="T146" style:family="text">
      <style:text-properties fo:color="#333333" loext:opacity="100%" style:font-name="Times New Roman" fo:font-size="14pt" fo:language="en" fo:country="US" fo:font-style="italic" fo:font-weight="normal" officeooo:rsid="010362d8" style:font-size-asian="14pt" style:font-style-asian="italic" style:font-weight-asian="normal" style:font-size-complex="14pt" style:font-style-complex="italic" style:font-weight-complex="normal"/>
    </style:style>
    <style:style style:name="T147" style:family="text">
      <style:text-properties fo:color="#333333" loext:opacity="100%" style:font-name="Times New Roman" fo:font-size="14pt" fo:language="en" fo:country="US" fo:font-weight="bold" officeooo:rsid="0022714c" style:font-weight-asian="bold" style:font-size-complex="14pt" style:font-weight-complex="bold"/>
    </style:style>
    <style:style style:name="T148" style:family="text">
      <style:text-properties fo:color="#333333" loext:opacity="100%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9" style:family="text">
      <style:text-properties fo:color="#333333" loext:opacity="100%" style:font-name="Times New Roman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T150" style:family="text">
      <style:text-properties fo:color="#333333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51" style:family="text">
      <style:text-properties fo:color="#333333" loext:opacity="100%" style:font-name="Times New Roman" fo:font-size="14pt" fo:font-weight="normal" officeooo:rsid="003de22d" style:font-size-asian="14pt" style:font-weight-asian="normal" style:font-size-complex="14pt" style:font-weight-complex="normal"/>
    </style:style>
    <style:style style:name="T152" style:family="text">
      <style:text-properties fo:color="#333333" loext:opacity="100%" style:font-name="Times New Roman" fo:font-size="14pt" style:font-size-asian="14pt" style:font-size-complex="14pt"/>
    </style:style>
    <style:style style:name="T153" style:family="text">
      <style:text-properties fo:color="#333333" loext:opacity="100%" style:font-name="Times New Roman" fo:font-size="14pt" style:font-size-complex="14pt"/>
    </style:style>
    <style:style style:name="T154" style:family="text">
      <style:text-properties fo:color="#333333" loext:opacity="100%" style:font-name="Times New Roman" fo:font-size="14pt" fo:font-weight="bold" style:font-weight-asian="bold" style:font-size-complex="14pt" style:font-weight-complex="bold"/>
    </style:style>
    <style:style style:name="T155" style:family="text">
      <style:text-properties fo:color="#333333" loext:opacity="100%" style:font-name="Times New Roman" fo:font-size="14pt" fo:font-style="normal" style:font-size-asian="12.25pt" style:font-style-asian="normal" style:font-size-complex="14pt" style:font-style-complex="normal"/>
    </style:style>
    <style:style style:name="T156" style:family="text">
      <style:text-properties fo:color="#333333" loext:opacity="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57" style:family="text">
      <style:text-properties fo:color="#333333" loext:opacity="100%" style:font-name="Times New Roman" fo:language="bg" fo:country="BG"/>
    </style:style>
    <style:style style:name="T158" style:family="text">
      <style:text-properties fo:color="#333333" loext:opacity="100%" style:font-name="Times New Roman" fo:language="bg" fo:country="BG" fo:font-style="normal" style:font-style-asian="normal" style:font-style-complex="normal"/>
    </style:style>
    <style:style style:name="T159" style:family="text">
      <style:text-properties fo:color="#333333" loext:opacity="100%" style:font-name="Times New Roman" fo:font-size="16pt" fo:language="en" fo:country="US" fo:font-style="normal" fo:font-weight="bold" officeooo:rsid="00209db3" style:font-size-asian="14pt" style:font-style-asian="normal" style:font-weight-asian="bold" style:font-size-complex="16pt" style:font-style-complex="normal" style:font-weight-complex="bold"/>
    </style:style>
    <style:style style:name="T160" style:family="text">
      <style:text-properties fo:color="#333333" loext:opacity="100%" style:font-name="Times New Roman" fo:language="en" fo:country="US" fo:font-style="normal" style:font-style-asian="normal" style:font-style-complex="normal"/>
    </style:style>
    <style:style style:name="T161" style:family="text">
      <style:text-properties fo:color="#333333" loext:opacity="100%" fo:language="bg" fo:country="BG"/>
    </style:style>
    <style:style style:name="T162" style:family="text">
      <style:text-properties fo:color="#333333" loext:opacity="100%" fo:language="bg" fo:country="BG" fo:font-weight="normal" style:font-weight-asian="normal" style:font-weight-complex="normal"/>
    </style:style>
    <style:style style:name="T163" style:family="text">
      <style:text-properties fo:color="#333333" loext:opacity="100%" fo:language="bg" fo:country="BG" fo:font-weight="normal" officeooo:rsid="00ce7167" style:font-weight-asian="normal" style:font-weight-complex="normal"/>
    </style:style>
    <style:style style:name="T164" style:family="text">
      <style:text-properties fo:color="#333333" loext:opacity="100%" fo:language="bg" fo:country="BG" fo:font-weight="normal" officeooo:rsid="00cf5dbf" style:font-weight-asian="normal" style:font-weight-complex="normal"/>
    </style:style>
    <style:style style:name="T165" style:family="text">
      <style:text-properties fo:color="#333333" loext:opacity="100%" fo:font-weight="bold" style:font-weight-asian="bold" style:font-weight-complex="bold"/>
    </style:style>
    <style:style style:name="T166" style:family="text">
      <style:text-properties fo:color="#333333" loext:opacity="100%" fo:font-weight="normal" style:font-weight-asian="normal" style:font-weight-complex="normal"/>
    </style:style>
    <style:style style:name="T167" style:family="text">
      <style:text-properties fo:language="bg" fo:country="BG"/>
    </style:style>
    <style:style style:name="T168" style:family="text">
      <style:text-properties fo:language="bg" fo:country="BG" officeooo:rsid="002572fb"/>
    </style:style>
    <style:style style:name="T169" style:family="text">
      <style:text-properties fo:language="bg" fo:country="BG" fo:font-style="normal" officeooo:rsid="002be307" style:font-size-asian="12.25pt" style:font-style-asian="normal" style:font-weight-asian="normal" style:font-size-complex="14pt" style:font-style-complex="normal" style:font-weight-complex="normal"/>
    </style:style>
    <style:style style:name="T170" style:family="text">
      <style:text-properties fo:language="bg" fo:country="BG" fo:font-style="normal" officeooo:rsid="005439b6" style:font-size-asian="12.25pt" style:font-style-asian="normal" style:font-weight-asian="normal" style:font-size-complex="14pt" style:font-style-complex="normal" style:font-weight-complex="normal"/>
    </style:style>
    <style:style style:name="T171" style:family="text">
      <style:text-properties fo:language="bg" fo:country="BG" fo:font-style="normal" officeooo:rsid="0055b601" style:font-size-asian="12.25pt" style:font-style-asian="normal" style:font-weight-asian="normal" style:font-size-complex="14pt" style:font-style-complex="normal" style:font-weight-complex="normal"/>
    </style:style>
    <style:style style:name="T172" style:family="text">
      <style:text-properties fo:language="bg" fo:country="BG" fo:font-style="normal" officeooo:rsid="0056acdd" style:font-size-asian="12.25pt" style:font-style-asian="normal" style:font-weight-asian="normal" style:font-size-complex="14pt" style:font-style-complex="normal" style:font-weight-complex="normal"/>
    </style:style>
    <style:style style:name="T173" style:family="text">
      <style:text-properties fo:language="bg" fo:country="BG" fo:font-style="normal" officeooo:rsid="00580893" style:font-size-asian="12.25pt" style:font-style-asian="normal" style:font-weight-asian="normal" style:font-size-complex="14pt" style:font-style-complex="normal" style:font-weight-complex="normal"/>
    </style:style>
    <style:style style:name="T174" style:family="text">
      <style:text-properties fo:language="bg" fo:country="BG" fo:font-style="normal" officeooo:rsid="0058e287" style:font-size-asian="12.25pt" style:font-style-asian="normal" style:font-weight-asian="normal" style:font-size-complex="14pt" style:font-style-complex="normal" style:font-weight-complex="normal"/>
    </style:style>
    <style:style style:name="T175" style:family="text">
      <style:text-properties fo:language="bg" fo:country="BG" fo:font-style="normal" officeooo:rsid="00d00168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language="bg" fo:country="BG" fo:font-style="normal" officeooo:rsid="00fd9138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fo:language="bg" fo:country="BG" officeooo:rsid="00a601f7"/>
    </style:style>
    <style:style style:name="T178" style:family="text">
      <style:text-properties fo:font-weight="normal" style:font-weight-asian="normal" style:font-weight-complex="normal"/>
    </style:style>
    <style:style style:name="T179" style:family="text">
      <style:text-properties fo:font-weight="normal" officeooo:rsid="00280682" style:font-weight-asian="normal" style:font-weight-complex="normal"/>
    </style:style>
    <style:style style:name="T180" style:family="text">
      <style:text-properties fo:font-weight="normal" officeooo:rsid="002be307" style:font-weight-asian="normal" style:font-weight-complex="normal"/>
    </style:style>
    <style:style style:name="T181" style:family="text">
      <style:text-properties fo:font-weight="normal" officeooo:rsid="008af2dc" style:font-weight-asian="normal" style:font-weight-complex="normal"/>
    </style:style>
    <style:style style:name="T182" style:family="text">
      <style:text-properties fo:font-weight="normal" officeooo:rsid="008b290f" style:font-weight-asian="normal" style:font-weight-complex="normal"/>
    </style:style>
    <style:style style:name="T183" style:family="text">
      <style:text-properties fo:font-weight="normal" officeooo:rsid="00a8988c" style:font-weight-asian="normal" style:font-weight-complex="normal"/>
    </style:style>
    <style:style style:name="T184" style:family="text">
      <style:text-properties fo:font-weight="normal" officeooo:rsid="00ad5940" style:font-weight-asian="normal" style:font-weight-complex="normal"/>
    </style:style>
    <style:style style:name="T185" style:family="text">
      <style:text-properties fo:font-weight="normal" officeooo:rsid="0109704a" style:font-weight-asian="normal" style:font-weight-complex="normal"/>
    </style:style>
    <style:style style:name="T186" style:family="text">
      <style:text-properties fo:font-size="16pt" fo:language="en" fo:country="US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187" style:family="text">
      <style:text-properties fo:font-style="italic" fo:font-weight="normal" officeooo:rsid="00280682" style:font-style-asian="italic" style:font-weight-asian="normal" style:font-style-complex="italic" style:font-weight-complex="normal"/>
    </style:style>
    <style:style style:name="T188" style:family="text">
      <style:text-properties fo:font-style="italic" fo:font-weight="normal" officeooo:rsid="00c56a11" style:font-style-asian="italic" style:font-weight-asian="normal" style:font-style-complex="italic" style:font-weight-complex="normal"/>
    </style:style>
    <style:style style:name="T1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officeooo:rsid="00d31be2" style:font-style-asian="italic" style:font-style-complex="italic"/>
    </style:style>
    <style:style style:name="T191" style:family="text">
      <style:text-properties fo:font-style="italic" officeooo:rsid="00d94911" style:font-style-asian="italic" style:font-style-complex="italic"/>
    </style:style>
    <style:style style:name="T192" style:family="text">
      <style:text-properties officeooo:rsid="002cb30b"/>
    </style:style>
    <style:style style:name="T193" style:family="text">
      <style:text-properties officeooo:rsid="002e1af3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officeooo:rsid="00a6db59" style:font-weight-asian="bold" style:font-weight-complex="bold"/>
    </style:style>
    <style:style style:name="T196" style:family="text">
      <style:text-properties fo:font-weight="bold" officeooo:rsid="00d60ce7" style:font-weight-asian="bold" style:font-weight-complex="bold"/>
    </style:style>
    <style:style style:name="T197" style:family="text">
      <style:text-properties fo:font-weight="bold" officeooo:rsid="00d94911" style:font-weight-asian="bold" style:font-weight-complex="bold"/>
    </style:style>
    <style:style style:name="T198" style:family="text">
      <style:text-properties fo:font-weight="bold" style:font-size-asian="14pt" style:font-weight-asian="bold" style:font-weight-complex="bold"/>
    </style:style>
    <style:style style:name="T199" style:family="text">
      <style:text-properties officeooo:rsid="005a0564"/>
    </style:style>
    <style:style style:name="T200" style:family="text">
      <style:text-properties officeooo:rsid="00730001"/>
    </style:style>
    <style:style style:name="T201" style:family="text">
      <style:text-properties officeooo:rsid="00a81d08"/>
    </style:style>
    <style:style style:name="T202" style:family="text">
      <style:text-properties fo:color="#ff0000" loext:opacity="100%" style:font-name="Times New Roman" fo:font-size="14pt" fo:language="bg" fo:country="BG" fo:font-style="normal" fo:font-weight="bold" officeooo:rsid="00a81d08" style:font-size-asian="14pt" style:font-style-asian="normal" style:font-weight-asian="bold" style:font-size-complex="14pt" style:font-style-complex="normal" style:font-weight-complex="bold"/>
    </style:style>
    <style:style style:name="T203" style:family="text">
      <style:text-properties fo:color="#ff0000" loext:opacity="100%" style:font-name="Times New Roman" fo:font-size="14pt" fo:language="bg" fo:country="BG" fo:font-style="normal" fo:font-weight="bold" officeooo:rsid="00ac1363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color="#ff0000" loext:opacity="100%" fo:font-weight="bold" officeooo:rsid="00b0e01f" style:font-weight-asian="bold" style:font-weight-complex="bold"/>
    </style:style>
    <style:style style:name="T205" style:family="text">
      <style:text-properties fo:color="#ff0000" loext:opacity="100%" fo:font-weight="bold" officeooo:rsid="00fdc942" style:font-weight-asian="bold" style:font-weight-complex="bold"/>
    </style:style>
    <style:style style:name="T206" style:family="text">
      <style:text-properties fo:color="#ff0000" loext:opacity="100%" fo:font-weight="bold" style:font-size-asian="14pt" style:font-weight-asian="bold" style:font-weight-complex="bold"/>
    </style:style>
    <style:style style:name="T207" style:family="text">
      <style:text-properties officeooo:rsid="00aab7f1"/>
    </style:style>
    <style:style style:name="T208" style:family="text">
      <style:text-properties officeooo:rsid="00b0e01f"/>
    </style:style>
    <style:style style:name="T209" style:family="text">
      <style:text-properties officeooo:rsid="00b34ebe"/>
    </style:style>
    <style:style style:name="T210" style:family="text">
      <style:text-properties officeooo:rsid="00bc91b7"/>
    </style:style>
    <style:style style:name="T211" style:family="text">
      <style:text-properties officeooo:rsid="00d0ee41"/>
    </style:style>
    <style:style style:name="T212" style:family="text">
      <style:text-properties officeooo:rsid="00d31be2"/>
    </style:style>
    <style:style style:name="T213" style:family="text">
      <style:text-properties officeooo:rsid="00d4bbdd"/>
    </style:style>
    <style:style style:name="T214" style:family="text">
      <style:text-properties officeooo:rsid="00d60ce7"/>
    </style:style>
    <style:style style:name="T215" style:family="text">
      <style:text-properties officeooo:rsid="00d94911"/>
    </style:style>
    <style:style style:name="T216" style:family="text">
      <style:text-properties officeooo:rsid="00d9ea83"/>
    </style:style>
    <style:style style:name="T217" style:family="text">
      <style:text-properties officeooo:rsid="00d9f77d"/>
    </style:style>
    <style:style style:name="T218" style:family="text">
      <style:text-properties style:font-name="Times New Roman" fo:font-size="14pt" fo:language="en" fo:country="US" fo:font-weight="bold" officeooo:rsid="00a6db59" style:font-size-asian="14pt" style:font-weight-asian="bold" style:font-size-complex="14pt" style:font-weight-complex="bold"/>
    </style:style>
    <style:style style:name="T219" style:family="text">
      <style:text-properties style:font-name="Times New Roman" fo:font-size="14pt" fo:language="en" fo:country="US" fo:font-weight="normal" officeooo:rsid="00a6db59" style:font-size-asian="14pt" style:font-weight-asian="normal" style:font-size-complex="14pt" style:font-weight-complex="normal"/>
    </style:style>
    <style:style style:name="T220" style:family="text">
      <style:text-properties style:font-name="Times New Roman" fo:font-size="14pt" fo:language="bg" fo:country="BG" fo:font-weight="normal" officeooo:rsid="00a6db59" style:font-size-asian="14pt" style:font-weight-asian="normal" style:font-size-complex="14pt" style:font-weight-complex="normal"/>
    </style:style>
    <style:style style:name="T221" style:family="text">
      <style:text-properties fo:font-size="12pt" officeooo:rsid="00e79b1f" style:font-size-asian="10.5pt" style:font-size-complex="12pt"/>
    </style:style>
    <style:style style:name="T222" style:family="text">
      <style:text-properties officeooo:rsid="00fe0970"/>
    </style:style>
    <style:style style:name="T223" style:family="text">
      <style:text-properties officeooo:rsid="00ff5963"/>
    </style:style>
    <style:style style:name="T224" style:family="text">
      <style:text-properties officeooo:rsid="00ff98e1"/>
    </style:style>
    <style:style style:name="T225" style:family="text">
      <style:text-properties officeooo:rsid="010bec9c"/>
    </style:style>
    <style:style style:name="T226" style:family="text">
      <style:text-properties officeooo:rsid="010c2c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Извод на типове</text:p>
      <text:p text:style-name="P9">Документация</text:p>
      <text:p text:style-name="P10">Александър Иванов</text:p>
      <text:p text:style-name="P10">3<text:span text:style-name="T1">MI0800398</text:span></text:p>
      <text:p text:style-name="P6"><text:span text:style-name="T1"/></text:p>
      <text:p text:style-name="P7"><text:span text:style-name="T1"/></text:p>
      <text:p text:style-name="P7"><text:span text:style-name="T1"/></text:p>
      <text:p text:style-name="P1"><text:span text:style-name="T6">1. </text:span>Дизайн на решението</text:p>
      <text:p text:style-name="P2"><text:tab/><text:span text:style-name="T22">Всеки ламбда израз представлява дърво от по-малки ламбда изрази. Основата на проекта е рекурсивна функция</text:span><text:span text:style-name="T69"> </text:span><text:span text:style-name="T22">над това дърво. То ще оценява типа на всеки връх(външен израз) едва след като оцени децата на този връх(вътрешните изрази). Обхождането ще се случва в </text:span><text:span text:style-name="T83">дълбочина</text:span><text:span text:style-name="T23">(Ляво-Дясно-Корен)</text:span><text:span text:style-name="T22">. Резултатът от обхождането на връх ще бъде наредена двойка &lt;</text:span><text:span text:style-name="T28">тип на израза</text:span><text:span text:style-name="T22">, </text:span><text:span text:style-name="T28">полагания, </text:span><text:span text:style-name="T29">броя</text:span><text:span text:style-name="T30">т</text:span><text:span text:style-name="T29"> на създадени</text:span><text:span text:style-name="T31">те</text:span><text:span text:style-name="T29"> типове</text:span><text:span text:style-name="T22">&gt;, където </text:span><text:span text:style-name="T28">тип на израза </text:span><text:span text:style-name="T32">е </text:span><text:span text:style-name="T33">окончателен </text:span><text:span text:style-name="T32">тип на оценявания външен израз, а </text:span><text:span text:style-name="T28">полагания</text:span><text:span text:style-name="T32"> е </text:span><text:span text:style-name="T53">списък</text:span><text:span text:style-name="T32"> от наредени двойки &lt;</text:span><text:span text:style-name="T28">име на тип, нов тип</text:span><text:span text:style-name="T32">&gt;. Тези полагания </text:span><text:span text:style-name="T45">са нужни за </text:span><text:span text:style-name="T46">променянето на типа</text:span><text:span text:style-name="T45"> на променливи, дошли от</text:span><text:span text:style-name="T62"> </text:span><text:span text:style-name="T46">по-външни абстракции(</text:span><text:span text:style-name="T62">closure</text:span><text:span text:style-name="T46">)</text:span><text:span text:style-name="T62">.</text:span><text:span text:style-name="T70"> </text:span><text:span text:style-name="T32">Така се получава окончателния</text:span><text:span text:style-name="T46">т</text:span><text:span text:style-name="T32"> </text:span><text:span text:style-name="T38">тип </text:span><text:span text:style-name="T43">на израза(но не и на всички променливи)</text:span><text:span text:style-name="T32">. </text:span><text:span text:style-name="T33">Всяка нова променлива първо е от най-общ тип. Чрез полаганията т</text:span><text:span text:style-name="T36">ипа ѝ</text:span><text:span text:style-name="T33"> се променя </text:span><text:span text:style-name="T34">и </text:span><text:span text:style-name="T33">става все „по-конкрет</text:span><text:span text:style-name="T36">ен</text:span><text:span text:style-name="T33">“. Окончателният ѝ тип става ясен едва когато са обходени всички върхове </text:span><text:span text:style-name="T34">наследници на върха, представляващ израза абстракция, в която тази променлива е дефинирана</text:span><text:span text:style-name="T33">.</text:span></text:p>
      <text:p text:style-name="P4"><text:span text:style-name="T33"><text:tab/></text:span><text:span text:style-name="T39">Относно полаганията: има основно наблюдение, което се </text:span><text:span text:style-name="T59">изпо</text:span><text:span text:style-name="T60">л</text:span><text:span text:style-name="T59">зва</text:span><text:span text:style-name="T39"> в кода. Първ</text:span><text:span text:style-name="T41">ият</text:span><text:span text:style-name="T39"> „</text:span><text:span text:style-name="T41">аргумент“</text:span><text:span text:style-name="T39"> на </text:span><text:span text:style-name="T61">а</text:span><text:span text:style-name="T41">пликацията</text:span><text:span text:style-name="T59"> </text:span><text:span text:style-name="T39">е функция с аргумент от тип типа на втор</text:span><text:span text:style-name="T41">ия</text:span><text:span text:style-name="T39"> </text:span><text:span text:style-name="T41">„аргумент“</text:span><text:span text:style-name="T39"> и общ(непознат досега) връщан тип. Друго важно наблюдение е при полагането на функ</text:span><text:span text:style-name="T42">ц</text:span><text:span text:style-name="T39">ия с функция. Тогава задачата за генериране на полагания се свежда до полагане за напасване на типовете на аргументите и полагане за напасване на типовете на връщаните резултати</text:span><text:span text:style-name="T54">(задължително в този ред – иначе тест 15 се чупи)</text:span><text:span text:style-name="T39">. </text:span><text:span text:style-name="T54">Трето наблюдение е, че ако </text:span><text:span text:style-name="T55">сме в</text:span><text:span text:style-name="T54"> случая да напасваме две типове променливи при напасване на функции при абстракция, то с приоритет е типоват</text:span><text:span text:style-name="T56">а</text:span><text:span text:style-name="T54"> променлива от целевия тип </text:span><text:span text:style-name="T56">функция</text:span><text:span text:style-name="T54">(за повече яснот</text:span><text:span text:style-name="T57">а</text:span><text:span text:style-name="T54">, виж коментара в кода при функцията </text:span><text:span text:style-name="T67">getSubstitutions</text:span><text:span text:style-name="T54">). Четвърто</text:span><text:span text:style-name="T41"> наблюдение е, че не може да има(но е възможно да се появят) циклични </text:span><text:span text:style-name="T48">полагания </text:span><text:span text:style-name="T49">на </text:span><text:span text:style-name="T41">типове – </text:span><text:span text:style-name="T46">това са, грубо казано, типове, които се </text:span><text:span text:style-name="T47">променят с п</text:span><text:span text:style-name="T58">о</text:span><text:span text:style-name="T47">лагане, съдържащо ги</text:span><text:span text:style-name="T46">. Т</text:span><text:span text:style-name="T44">огава връщаме грешка</text:span><text:span text:style-name="T41">.</text:span></text:p>
      <text:p text:style-name="P3"><text:span text:style-name="T35"><text:tab/>За дефиниране на нови имена на типове на променливи ще бъде необходимо броене на създадените досега имена, откакто е започнало оценяването на целия израз.</text:span><text:span text:style-name="T36"> </text:span><text:span text:style-name="T37">Всяко ново име ще бъде във формата </text:span><text:span text:style-name="T63">x</text:span><text:span text:style-name="T66">N</text:span><text:span text:style-name="T37">, където</text:span> <text:span text:style-name="T63">N</text:span> <text:span text:style-name="T37">е броя</text:span><text:span text:style-name="T50">т</text:span><text:span text:style-name="T37"> на създадените досега имена </text:span><text:span text:style-name="T40">на типове</text:span><text:span text:style-name="T37">. </text:span><text:span text:style-name="T51">В края на оценяването на израз, номерацията в имената на </text:span><text:soft-page-break/><text:span text:style-name="T51">типовете ще бъде </text:span><text:span text:style-name="T52">биективно с</text:span><text:span text:style-name="T51">ведена до множеството </text:span><text:span text:style-name="T64">{x</text:span><text:span text:style-name="T51">1, х2, ... , х</text:span><text:span text:style-name="T65">N</text:span><text:span text:style-name="T64">},</text:span><text:span text:style-name="T51"> където</text:span><text:span text:style-name="T64"> </text:span><text:span text:style-name="T65">N</text:span><text:span text:style-name="T64"> </text:span><text:span text:style-name="T51">е окончателния брой на различните променливи.</text:span></text:p>
      <text:p text:style-name="P5"><text:span text:style-name="T35"/></text:p>
      <text:p text:style-name="P11"><text:span text:style-name="T91">В хода на имплементацията се оказа, че </text:span><text:span text:style-name="T92">т</text:span><text:span text:style-name="T93">ози</text:span><text:span text:style-name="T92"> </text:span><text:span text:style-name="T93">дизайн</text:span><text:span text:style-name="T92"> наподобява алгоритъма на </text:span><text:span text:style-name="T3">Hindley-Milner.</text:span><text:span text:style-name="T2"><text:line-break/>“</text:span><text:span text:style-name="T92">Наподобява“, защото авторът на тази документация </text:span><text:span text:style-name="T96">НЕ</text:span><text:span text:style-name="T92"> е </text:span><text:span text:style-name="T95">напълно</text:span><text:span text:style-name="T92"> запознат с този алгоритъм.</text:span></text:p>
      <text:p text:style-name="P11"><text:span text:style-name="T92"/></text:p>
      <text:p text:style-name="P11"><text:span text:style-name="T92"/></text:p>
      <text:p text:style-name="P12"><text:span text:style-name="T95">1.</text:span><text:span text:style-name="T94">1 LambdaTerm module</text:span></text:p>
      <text:p text:style-name="P13"><text:span text:style-name="T94"><text:tab/></text:span><text:span text:style-name="T80">Представя ламбда израз </text:span><text:span text:style-name="T81">като </text:span><text:span text:style-name="T80">дърво.</text:span></text:p>
      <text:list text:style-name="L1">
        <text:list-item>
          <text:p text:style-name="P31"><text:span text:style-name="T136">Variable </text:span><text:span text:style-name="T142">name – </text:span><text:span text:style-name="T99">променлива с име </text:span><text:span text:style-name="T142">name</text:span></text:p>
        </text:list-item>
        <text:list-item>
          <text:p text:style-name="P30"><text:span text:style-name="T136">Apply </text:span><text:span text:style-name="T142">LambdaTerm LambdaTerm – </text:span><text:span text:style-name="T99">операция апликация в ламбда смятането, <text:tab/></text:span><text:span text:style-name="T101">при която</text:span><text:span text:style-name="T99"> първото поле е фунцкията, а второто – аргумента ѝ.</text:span></text:p>
        </text:list-item>
        <text:list-item>
          <text:p text:style-name="P36"><text:span text:style-name="T152">Lambda </text:span><text:span text:style-name="T150">[</text:span><text:span text:style-name="T122">аргументи</text:span><text:span text:style-name="T150">] </text:span><text:span text:style-name="T148">LambdaTerm</text:span><text:span text:style-name="T150"> – </text:span><text:span text:style-name="T125">операция абстракция, второто поле е тялото на абстракцията, </text:span><text:span text:style-name="T151">[</text:span><text:span text:style-name="T123">аргументите</text:span><text:span text:style-name="T151">] </text:span><text:span text:style-name="T126">са имена на променливи.</text:span></text:p>
          <text:p text:style-name="P36"><text:span text:style-name="T126"/></text:p>
        </text:list-item>
      </text:list>
      <text:p text:style-name="P26"><text:span text:style-name="T157">1.2 </text:span><text:span text:style-name="T98">TermType module</text:span></text:p>
      <text:p text:style-name="P27"><text:span text:style-name="T98"><text:tab/></text:span><text:span text:style-name="T130">Представя типа на </text:span><text:span text:style-name="T131">ламбда </text:span><text:span text:style-name="T130">израз </text:span><text:span text:style-name="T133">като дърво от типове</text:span><text:span text:style-name="T130">. </text:span><text:span text:style-name="T129">Многоместните <text:tab/>функции се представят като едн</text:span><text:span text:style-name="T134">о</text:span><text:span text:style-name="T129">аргументни фун</text:span><text:span text:style-name="T135">к</text:span><text:span text:style-name="T129">ции, връщащ<text:tab/>едноаргументни функции и така докато не се изчерпат аргументите.</text:span></text:p>
      <text:list text:continue-numbering="true" text:style-name="L1">
        <text:list-item>
          <text:p text:style-name="P32"><text:span text:style-name="T147">Type</text:span><text:span text:style-name="T154">Variable</text:span><text:span text:style-name="T153"> </text:span><text:span text:style-name="T124">name</text:span><text:span text:style-name="T149"> – </text:span><text:span text:style-name="T111"><text:s/>тип </text:span><text:span text:style-name="T127">променлива, име</text:span><text:span text:style-name="T132">то</text:span><text:span text:style-name="T127"> </text:span><text:span text:style-name="T129">на типа </text:span><text:span text:style-name="T128">е </text:span><text:span text:style-name="T124">name</text:span></text:p>
        </text:list-item>
        <text:list-item>
          <text:p text:style-name="P33"><text:span text:style-name="T137">TypeFunction</text:span><text:span text:style-name="T136"> </text:span><text:span text:style-name="T142">TermType</text:span><text:span text:style-name="T159"> </text:span><text:span text:style-name="T142">TermType – </text:span><text:span text:style-name="T100">тип функция, първото поле е типа на аргумента, а второто – тип на връщания тип.</text:span></text:p>
          <text:p text:style-name="P33"><text:span text:style-name="T100"/></text:p>
        </text:list-item>
      </text:list>
      <text:p text:style-name="P28"><text:span text:style-name="T158">1.3 </text:span><text:span text:style-name="T160">Utils module</text:span></text:p>
      <text:p text:style-name="P22"><text:tab/><text:span text:style-name="T168">Съдържа помощни типове и функции.</text:span></text:p>
      <text:list text:style-name="L2">
        <text:list-item>
          <text:p text:style-name="P40"><text:span text:style-name="T194">data Result</text:span> – <text:span text:style-name="T167">комбинация от </text:span>Either<text:span text:style-name="T167"> и </text:span>Maybe</text:p>
        </text:list-item>
        <text:list-item>
          <text:p text:style-name="P43"><text:span text:style-name="T14">countDigits</text:span><text:span text:style-name="T1"> – </text:span>бро<text:span text:style-name="T200">и</text:span> цифрите на число – за красиво печатане на тестовете</text:p>
        </text:list-item>
        <text:list-item>
          <text:p text:style-name="P44">псевдоними за съставни типове</text:p>
        </text:list-item>
        <text:list-item>
          <text:p text:style-name="P44">функции за обработка на грешка:</text:p>
          <text:list>
            <text:list-item>
              <text:p text:style-name="P41"><text:span text:style-name="T194">unwrap</text:span> – <text:span text:style-name="T167">при подадена грешка се връща грешката, а при подаден <text:tab/>резултат се трансформира резултатът</text:span></text:p>
            </text:list-item>
            <text:list-item>
              <text:p text:style-name="P42"><text:span text:style-name="T194">unwrapNoErr</text:span> – <text:span text:style-name="T167">като </text:span>unwrap, <text:span text:style-name="T167">но вместо грешка, връща резултат по <text:tab/>подразбиране, </text:span><text:span text:style-name="T177">подаден като аргумент</text:span></text:p>
            </text:list-item>
            <text:list-item>
              <text:p text:style-name="P34"><text:span text:style-name="T139">unwrapCustomErr</text:span><text:span text:style-name="T140"> – </text:span><text:span text:style-name="T113">като </text:span><text:span text:style-name="T140">unwrap, </text:span><text:span text:style-name="T113">но грешката се подава като аргумен</text:span><text:span text:style-name="T114">т</text:span></text:p>
            </text:list-item>
          </text:list>
        </text:list-item>
        <text:list-item>
          <text:p text:style-name="P52"><text:span text:style-name="T195">g</text:span><text:span text:style-name="T194">etAllNumbersInNames</text:span> -<text:span text:style-name="T97"> събира всички числа от имена на типове, които се <text:tab/> <text:tab/>срещат в даден тип</text:span></text:p>
        </text:list-item>
        <text:list-item>
          <text:p text:style-name="P53"><text:span text:style-name="T165">quicksort</text:span><text:span text:style-name="T97"> – </text:span><text:span text:style-name="T161">сортира числа по стратегията бързо сортиране</text:span></text:p>
        </text:list-item>
        <text:list-item>
          <text:p text:style-name="P53"><text:span text:style-name="T165">unique</text:span><text:span text:style-name="T97"> – </text:span><text:span text:style-name="T161">премахва повторения на числа в сортиран масив</text:span></text:p>
        </text:list-item>
        <text:list-item>
          <text:p text:style-name="P54"><text:span text:style-name="T97">enumerate –</text:span><text:span text:style-name="T166"> </text:span><text:span text:style-name="T162">индексира </text:span><text:span text:style-name="T163">списък </text:span><text:span text:style-name="T164">от </text:span><text:span text:style-name="T162">елементи от произволен тип</text:span><text:span text:style-name="T163"> </text:span></text:p>
        </text:list-item>
        <text:list-item>
          <text:p text:style-name="P55"><text:span text:style-name="T97">changeAllNames –</text:span><text:span text:style-name="T166"> </text:span><text:span text:style-name="T162">обхожда дървото на типа и сменя имената на типовете с <text:tab/>нови имена. Работи със списък – ако текущото име на тип съвпада с </text:span><text:soft-page-break/><text:span text:style-name="T162"><text:tab/>дадена стойност в списъка, то името се заменя с </text:span><text:span text:style-name="T161">х</text:span><text:span text:style-name="T97">I</text:span><text:span text:style-name="T166">, </text:span><text:span text:style-name="T162">където </text:span><text:span text:style-name="T166">I </text:span><text:span text:style-name="T162">е индекса <text:tab/>на тази текуща стойност в списъка.</text:span></text:p>
        </text:list-item>
        <text:list-item>
          <text:p text:style-name="P56"><text:span text:style-name="T218">ChangeAllNamesFacade</text:span><text:span text:style-name="T219"> – </text:span><text:span text:style-name="T220">композиция на функции за смяна на имената на типове в дадено дърво от типове</text:span></text:p>
          <text:p text:style-name="P56"><text:span text:style-name="T220"/></text:p>
        </text:list-item>
      </text:list>
      <text:p text:style-name="P14">1.<text:span text:style-name="T201">4</text:span> Substitutions<text:span text:style-name="T1"> module</text:span></text:p>
      <text:p text:style-name="P19"><text:span text:style-name="T1"><text:tab/></text:span>Съдържа логиката за полагания и проверки при полагания.</text:p>
      <text:list text:style-name="L3">
        <text:list-item>
          <text:p text:style-name="P48"><text:span text:style-name="T4">app</text:span><text:span text:style-name="T5">ly</text:span><text:span text:style-name="T4">Subst</text:span><text:span text:style-name="T5">itutions</text:span><text:span text:style-name="T4">To</text:span><text:span text:style-name="T5">A</text:span><text:span text:style-name="T4">Type</text:span><text:span text:style-name="T169"> – прилага полагания </text:span><text:span text:style-name="T170">върху</text:span><text:span text:style-name="T169"> конкретен </text:span><text:span text:style-name="T170">тип </text:span><text:span text:style-name="T171">на <text:tab/>израз<text:tab/></text:span><text:span text:style-name="T172">(</text:span><text:span text:style-name="T173">така </text:span><text:span text:style-name="T172">променя </text:span><text:span text:style-name="T175">типа</text:span><text:span text:style-name="T172"> </text:span><text:span text:style-name="T174">чрез полагания</text:span><text:span text:style-name="T172">) </text:span><text:span text:style-name="T176">и връща новия тип</text:span><text:span text:style-name="T169">.</text:span></text:p>
        </text:list-item>
        <text:list-item>
          <text:p text:style-name="P45"><text:span text:style-name="T194">chainSubst</text:span><text:span text:style-name="T16">itutions</text:span> – прилага полаганията върху полагания, целта е да <text:s text:c="2"/><text:tab/>се свързват <text:tab/>полагания, <text:tab/>така че да няма междинни полагания, ами <text:tab/>директно едно полагане за име на променлива <text:span text:style-name="T208">или за име на тип </text:span><text:span text:style-name="T211">н</text:span><text:span text:style-name="T208">а <text:tab/>порменлива. </text:span><text:span text:style-name="T204">Важно: Необходимостта за тази функция е взета </text:span><text:a xlink:type="simple" xlink:href="https://bernsteinbear.com/blog/type-inference/#:~:text=In%20order%20to%20keep%20the%20constraints%20(substitutions)%20flowing%20after%20each%20recursive%20call%20to%20infer_w%2C%20we%20need%20to%20be%20able%20to%20compose%20substitutions" text:style-name="Internet_20_link" text:visited-style-name="Visited_20_Internet_20_Link">оттук</text:a><text:span text:style-name="T204">. <text:tab/></text:span><text:span text:style-name="T205">Макар и моя имплементация, идеята не е моя.</text:span></text:p>
        </text:list-item>
        <text:list-item>
          <text:p text:style-name="P45"><text:span text:style-name="T194">getSubs</text:span><text:span text:style-name="T17">titutions</text:span> – генерира полагания, така че да напасне типове. Проверява <text:tab/>за циклични конструк<text:span text:style-name="T199">ц</text:span>ии. Ако се сравняват функции, логиката за <text:tab/>полагания се <text:span text:style-name="T209">с</text:span>вежда до генериране на полагания за напасване на <text:tab/>типа на аргумента и типа на връщания тип. Ако единият тип е просто <text:tab/>променлива, то щом генерираме полагане, <text:span text:style-name="T192">то </text:span>трябва тази променлива <text:tab/>да приеме типа на другия аргумент на всяка цена. <text:span text:style-name="T192">Ако са еднакви <text:tab/>променливите, нищо не се полага. </text:span><text:span text:style-name="T222">К</text:span><text:span text:style-name="T192">огато и left, и right са TypeVariable, <text:tab/>то левият тип е с по-голям приоритет, защото </text:span>при извикване на <text:tab/>getSubstitutions при апликация за напасване на (TypeFunction arg res) с <text:tab/>типа на левия израз трябва да се вземе предвид типа на arg, а не типа <text:tab/>от левия израз</text:p>
        </text:list-item>
        <text:list-item>
          <text:p text:style-name="P45"><text:span text:style-name="T15">c</text:span><text:span text:style-name="T194">ontains</text:span> – проверява дали не се среща даден тип в типа на израз. <text:span text:style-name="T193">Не може да дефинираме един тип, чрез друг тип, който друг тип се дефинира с единия тип. </text:span><text:span text:style-name="T223">П</text:span><text:span text:style-name="T193">ример: Lambda ["x"] (Apply (Variable "x") (Variable "x")) - иначе типа на х ще е нещо от сорта: т1-&gt;т1-&gt;т1-&gt;т1-&gt;т1-&gt;..</text:span></text:p>
          <text:p text:style-name="P45"/>
        </text:list-item>
      </text:list>
      <text:p text:style-name="P17">1.5 <text:span text:style-name="T1">Table Logic</text:span></text:p>
      <text:p text:style-name="P20"><text:span text:style-name="T1"><text:tab/></text:span>Съдържа функции за манипулаци<text:span text:style-name="T213">я</text:span> на <text:span text:style-name="T212">списък от наредени двойки със <text:tab/>следния вид: (</text:span><text:span text:style-name="T190">низ</text:span><text:span text:style-name="T212">, </text:span><text:span text:style-name="T190">тип на израз</text:span><text:span text:style-name="T212">)</text:span>. <text:span text:style-name="T214">Низът</text:span><text:span text:style-name="T215">(ключ)</text:span><text:span text:style-name="T214"> е име на променлива или име <text:tab/>на </text:span><text:span text:style-name="T196">тип</text:span><text:span text:style-name="T214">, </text:span><text:span text:style-name="T215">а </text:span><text:span text:style-name="T191">тип на израз</text:span><text:span text:style-name="T215">(стойност) е типа на самата променлива с това име или <text:tab/>новия тип,</text:span><text:span text:style-name="T214"> </text:span><text:span text:style-name="T216">с</text:span><text:span text:style-name="T215"> който </text:span><text:span text:style-name="T224">името на </text:span><text:span text:style-name="T215">„стария“ </text:span><text:span text:style-name="T197">тип</text:span><text:span text:style-name="T215"> </text:span><text:span text:style-name="T217">(типът с име ключа)</text:span><text:span text:style-name="T215"> трябва да бъде <text:tab/>заместен.</text:span></text:p>
      <text:list text:style-name="L4">
        <text:list-item>
          <text:p text:style-name="P37"><text:span text:style-name="T155">searchTable</text:span><text:span text:style-name="T156"> <text:s/>-</text:span><text:span text:style-name="T112"> търси в </text:span><text:span text:style-name="T118">списък</text:span><text:span text:style-name="T119">а</text:span><text:span text:style-name="T112"> стойност по подаден ключ. Ако не намери <text:tab/>такъв ключ, то връща грешка</text:span><text:span text:style-name="T120"> </text:span></text:p>
        </text:list-item>
        <text:list-item>
          <text:p text:style-name="P38"><text:span text:style-name="T155">changeValues – </text:span><text:span text:style-name="T112"><text:s/>аналог на </text:span><text:span text:style-name="T156">map </text:span><text:span text:style-name="T112">функцията </text:span><text:span text:style-name="T115">над списъци</text:span><text:span text:style-name="T112">, но работеща над <text:tab/>списък от наредени двойки и прилага функция само върху втората <text:tab/>компонента.</text:span></text:p>
        </text:list-item>
        <text:list-item>
          <text:p text:style-name="P39"><text:soft-page-break/><text:span text:style-name="T155">InsertPair </text:span><text:span text:style-name="T156">- <text:s/></text:span><text:span text:style-name="T117">п</text:span><text:span text:style-name="T112">риема низ(ключ), тип(стойност) </text:span><text:span text:style-name="T117">и таблица</text:span><text:span text:style-name="T112">. </text:span><text:span text:style-name="T117">П</text:span><text:span text:style-name="T112">рибавя наредена двойка към списък от наредени двойки, като следи за два случая. Ако вече има елемент със същия ключ, то променя стойността на <text:tab/>този елемент. Ако няма елемент с подения</text:span><text:span text:style-name="T116">т ключ, </text:span><text:span text:style-name="T117">т</text:span><text:span text:style-name="T116">о добавя <text:tab/>наредена двойка с първи аргумент ключа и втори аргумент стойността.</text:span></text:p>
          <text:p text:style-name="P39"><text:span text:style-name="T116"/></text:p>
        </text:list-item>
      </text:list>
      <text:p text:style-name="P18">1.<text:span text:style-name="T207">6</text:span><text:span text:style-name="T1"> Inference module</text:span></text:p>
      <text:p text:style-name="P16"><text:span text:style-name="T1"><text:tab/></text:span><text:span text:style-name="T22">Съдържа логиката за обхождане на дървото на израза с </text:span><text:span text:style-name="T25">постфиксна </text:span><text:span text:style-name="T68">DFS <text:tab/></text:span><text:span text:style-name="T24">стратегия</text:span><text:span text:style-name="T68">.</text:span></text:p>
      <text:list text:style-name="L5">
        <text:list-item>
          <text:p text:style-name="P49"><text:span text:style-name="T82">inferT</text:span><text:span text:style-name="T73">ermType</text:span><text:span text:style-name="T82">Facade</text:span> - <text:span text:style-name="T27">фасадна функция за оценяване на тип на израз(за да <text:tab/>не се пише boilerplate code в тестовете)</text:span></text:p>
        </text:list-item>
        <text:list-item>
          <text:p text:style-name="P46">inferT<text:span text:style-name="T20">ermType</text:span> – <text:span text:style-name="T178">оценява типа на </text:span><text:span text:style-name="T181">израз</text:span><text:span text:style-name="T178">, като приема таблицата с текущите <text:tab/>видими </text:span><text:span text:style-name="T182">променливи </text:span><text:span text:style-name="T178">и техните типове, ламбда израз и брояча на <text:tab/></text:span><text:span text:style-name="T183">създадени променливи</text:span><text:span text:style-name="T178"> (за имената на нови типове)</text:span></text:p>
          <text:list>
            <text:list-item>
              <text:p text:style-name="P47"><text:span text:style-name="T178">Ако оценява </text:span><text:span text:style-name="T1">Variable</text:span><text:span text:style-name="T7"> </text:span><text:span text:style-name="T10">x</text:span><text:span text:style-name="T7"> – </text:span><text:span text:style-name="T178">връща типа на </text:span><text:span text:style-name="T7">x </text:span><text:span text:style-name="T178">в таблицата. Ако не намери <text:tab/>това име, връща грешка </text:span><text:span text:style-name="T10">Variable </text:span><text:span text:style-name="T12">x</text:span><text:span text:style-name="T10"> not found</text:span></text:p>
            </text:list-item>
            <text:list-item>
              <text:p text:style-name="P35"><text:span text:style-name="T102">Ако оценява </text:span><text:span text:style-name="T138">Apply</text:span><text:span text:style-name="T141"> </text:span><text:span text:style-name="T143">m</text:span><text:span text:style-name="T141"> </text:span><text:span text:style-name="T143">n</text:span><text:span text:style-name="T141"> – </text:span><text:span text:style-name="T102">оценява </text:span><text:span text:style-name="T143">m</text:span><text:span text:style-name="T141">, </text:span><text:span text:style-name="T102">прилага полагания, получени от <text:tab/>оценяването на</text:span><text:span text:style-name="T141"> </text:span><text:span text:style-name="T143">m</text:span><text:span text:style-name="T141">, </text:span><text:span text:style-name="T102">върху всички типове </text:span><text:span text:style-name="T106">от </text:span><text:span text:style-name="T145">n</text:span><text:span text:style-name="T102">, за които </text:span><text:span text:style-name="T106">и</text:span><text:span text:style-name="T102">ма <text:tab/>полагания. <text:tab/>После оценява </text:span><text:span text:style-name="T143">n</text:span><text:span text:style-name="T141">. </text:span><text:span text:style-name="T102">После </text:span><text:span text:style-name="T107">навързва</text:span><text:span text:style-name="T102"> полагания</text:span><text:span text:style-name="T107">та от <text:tab/>оценката на подизразите </text:span><text:span text:style-name="T146">M </text:span><text:span text:style-name="T107">и </text:span><text:span text:style-name="T146">n </text:span><text:span text:style-name="T107">и ги прилага върху тях.</text:span><text:span text:style-name="T143"> </text:span><text:span text:style-name="T107">Целта е да <text:tab/>има консистентност на типовете при оценяването</text:span><text:span text:style-name="T141">. </text:span><text:span text:style-name="T102">После генерира <text:tab/>полагания, за да напасне типа на </text:span><text:span text:style-name="T143">m</text:span><text:span text:style-name="T141"> </text:span><text:span text:style-name="T102">с </text:span><text:span text:style-name="T103">типа </text:span><text:span text:style-name="T102">функция с аргумент типа <text:tab/>на</text:span><text:span text:style-name="T141"> </text:span><text:span text:style-name="T144">n</text:span><text:span text:style-name="T141"> </text:span><text:span text:style-name="T102">и произволен(досега несрещан) връщан тип, </text:span><text:span text:style-name="T108">като типовете от <text:tab/>целевата функция са с по-голям приоритет</text:span><text:span text:style-name="T102">. Накрая прилага <text:tab/>тези полагания върху произволния връщан тип на функцията, <text:tab/></text:span><text:span text:style-name="T109">защото след последното полагане типа на резултата може да се <text:tab/>променил до някакъв тип, за който имаме полагане към друг тип</text:span><text:span text:style-name="T110">(за <text:tab/>повече яснота виж тест 14)</text:span><text:span text:style-name="T102">. </text:span><text:span text:style-name="T104">В</text:span><text:span text:style-name="T102">ръща новия тип след прилагане на <text:tab/>полаганията и навързва всички направени полагания, така че да <text:tab/>се <text:tab/>приложат после върху <text:tab/>променливите, получен</text:span><text:span text:style-name="T105">и</text:span><text:span text:style-name="T102"> от </text:span><text:span text:style-name="T141">closure. <text:line-break/><text:tab/></text:span><text:span text:style-name="T202">Важно: </text:span><text:span text:style-name="T203">Идеята </text:span><text:span text:style-name="T202">как да бъдат навързани тези полагания не е моя. <text:tab/>Кодът е директна реализация на фрагмент, взет </text:span><text:a xlink:type="simple" xlink:href="https://bernsteinbear.com/blog/type-inference/#:~:text=return%20compose(s3%2C%20compose(s2%2C%20s1))%2C%20apply_ty(r%2C%20s3)" text:style-name="Internet_20_link" text:visited-style-name="Visited_20_Internet_20_Link">оттук</text:a><text:span text:style-name="T121">.</text:span></text:p>
            </text:list-item>
            <text:list-item>
              <text:p text:style-name="P47"><text:span text:style-name="T7">Ако оценява </text:span><text:span text:style-name="T19">Lambda</text:span><text:span text:style-name="T8"> [</text:span><text:span text:style-name="T11">и</text:span><text:span text:style-name="T187">мена на променливи</text:span><text:span text:style-name="T8">] </text:span><text:span text:style-name="T188">тяло</text:span><text:span text:style-name="T8"> – </text:span><text:span text:style-name="T179">за повече от <text:tab/>един аргумент, връща <text:tab/>функция с тип на аргумент първия аргумент и връщан тип оценката на </text:span><text:span text:style-name="T8">Lambda </text:span><text:span text:style-name="T179">без първия аргумент и със същото тяло. Ако няма <text:tab/>аргументи, връща типа на тялото. Обработката на аргумент </text:span><text:span text:style-name="T184">означава </text:span><text:span text:style-name="T179">разширява</text:span><text:span text:style-name="T184">не на </text:span><text:span text:style-name="T179">таблицата с променливи или <text:tab/>заменя типа на променливата, ако променлива с даденото име вече се среща</text:span><text:span text:style-name="T185">(</text:span><text:span text:style-name="T9">variable shadowing</text:span><text:span text:style-name="T185">)</text:span><text:span text:style-name="T179">. Това не загубва стария тип на променливата, </text:span><text:span text:style-name="T180">защото ако има такъв, то той се пази в старата инстанция на таблицата</text:span><text:span text:style-name="T9">(</text:span><text:span text:style-name="T185">не се мутира таблицата, а се генерира нова</text:span><text:span text:style-name="T9">)</text:span><text:span text:style-name="T180">.</text:span></text:p>
            </text:list-item>
          </text:list>
        </text:list-item>
      </text:list>
      <text:p text:style-name="P15"><text:soft-page-break/>1.<text:span text:style-name="T207">7</text:span> <text:span text:style-name="T1">Main module</text:span></text:p>
      <text:p text:style-name="P21"><text:span text:style-name="T1"><text:tab/></text:span>Съдържа тестове и началото на програмата. <text:span text:style-name="T198">Тук се пишат изрази, с които <text:tab/>потребителят иска да </text:span><text:span text:style-name="T206">тества програмата</text:span><text:span text:style-name="T198">, като слага </text:span><text:span text:style-name="T18">нов </text:span><text:span text:style-name="T198">ламбда израз </text:span><text:span text:style-name="T18">в</text:span><text:span text:style-name="T198"> <text:tab/></text:span><text:span text:style-name="T13">testCases</text:span><text:span text:style-name="T18">.</text:span></text:p>
      <text:p text:style-name="P21"><text:span text:style-name="T186"/></text:p>
      <text:p text:style-name="P24"><text:span text:style-name="T189">2. </text:span><text:span text:style-name="T194">Стартиране на проекта</text:span></text:p>
      <text:p text:style-name="P25"><text:span text:style-name="T194"><text:tab/></text:span><text:span text:style-name="T221">С</text:span><text:span text:style-name="T83">тартира </text:span><text:span text:style-name="T85">се </text:span><text:span text:style-name="T86">през терминала </text:span><text:span text:style-name="T74">с</text:span><text:span text:style-name="T86"> команден ред: <text:line-break/><text:tab/></text:span><text:span text:style-name="T89">runghc "</text:span><text:span text:style-name="T77">{</text:span><text:span text:style-name="T89">път_до_проекта</text:span><text:span text:style-name="T77">}</text:span><text:span text:style-name="T89">\Main.hs"</text:span><text:span text:style-name="T86">.</text:span><text:span text:style-name="T83"> Така ще бъдат визуализирани ламбда <text:tab/>изразите </text:span><text:span text:style-name="T84">и техните </text:span><text:span text:style-name="T83">типове в реда им на съществуване в списъка </text:span><text:span text:style-name="T72">testCases</text:span><text:span text:style-name="T71">. <text:tab/></text:span><text:span text:style-name="T87">Може да бъде стартиран и с интерпретатора </text:span><text:span text:style-name="T75">ghci </text:span><text:span text:style-name="T87">чрез зареждане на </text:span><text:span text:style-name="T78">Main.hs </text:span><text:span text:style-name="T79"><text:tab/></text:span><text:span text:style-name="T88">и извикването на </text:span><text:span text:style-name="T79">main </text:span><text:span text:style-name="T88">функцията</text:span><text:span text:style-name="T75">.</text:span></text:p>
      <text:p text:style-name="P25"><text:span text:style-name="T71"/></text:p>
      <text:p text:style-name="P29"><text:span text:style-name="T210">3</text:span>. Използвани източници</text:p>
      <text:p text:style-name="P23"><text:a xlink:type="simple" xlink:href="https://bernsteinbear.com/blog/type-inference/" text:style-name="Internet_20_link" text:visited-style-name="Visited_20_Internet_20_Link">Damas-Hindley-Milner inference two ways | Max Bernstein</text:a> </text:p>
      <text:p text:style-name="P23"><text:a xlink:type="simple" xlink:href="https://proglang.informatik.uni-freiburg.de/teaching/compilerbau/2012ws/17-simply-typed.pdf" text:style-name="Internet_20_link" text:visited-style-name="Visited_20_Internet_20_Link">Type Inference - For the Simply-Typed Lambda Calculus</text:a> </text:p>
      <text:p text:style-name="P23"><text:a xlink:type="simple" xlink:href="https://medium.com/@aleksandrasays/type-inference-under-the-hood-f0ebbeb005a3" text:style-name="Internet_20_link" text:visited-style-name="Visited_20_Internet_20_Link">Type inference under the hood.</text:a></text:p>
      <text:p text:style-name="P50">Асистент по ФП – Андрей Дренски – <text:span text:style-name="T226">с</text:span><text:span text:style-name="T225"> въпроси </text:span><text:span text:style-name="T226">по проекта</text:span></text:p>
      <text:p text:style-name="P51">Колега - Виктор Пъжев – тест 1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25:11.452000000</meta:creation-date>
    <dc:date>2025-01-17T01:58:53.232000000</dc:date>
    <meta:editing-duration>PT10H54M9S</meta:editing-duration>
    <meta:editing-cycles>206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66" meta:word-count="1528" meta:character-count="9638" meta:non-whitespace-character-count="8081"/>
  </office:meta>
</office:document-meta>
</file>